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ucida Sans Typewriter" svg:font-family="'Lucida Sans Typewriter'" style:font-family-generic="modern" style:font-pitch="fixed"/>
    <style:font-face style:name="Amiri" svg:font-family="Amiri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 Typewriter" fo:font-size="14pt" fo:text-shadow="1pt 1pt" style:text-underline-style="solid" style:text-underline-width="auto" style:text-underline-color="font-color" fo:font-weight="bold" officeooo:rsid="0012c9e4" officeooo:paragraph-rsid="0007ba4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ucida Sans Typewriter" fo:font-size="14pt" fo:text-shadow="none" style:text-underline-style="none" fo:font-weight="normal" officeooo:rsid="0012c9e4" officeooo:paragraph-rsid="0007ba42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Lucida Sans Typewriter" fo:font-size="9pt" fo:text-shadow="none" style:text-underline-style="none" fo:font-weight="normal" officeooo:rsid="0009c1a9" officeooo:paragraph-rsid="0009c1a9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Liberation Sans" fo:font-size="14pt" fo:text-shadow="none" style:text-underline-style="none" fo:font-weight="normal" officeooo:rsid="0012c9e4" officeooo:paragraph-rsid="0007ba42" style:font-size-asian="14pt" style:font-weight-asian="normal" style:font-size-complex="14pt" style:font-weight-complex="normal"/>
    </style:style>
    <style:style style:name="P5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text-shadow="1pt 1pt" fo:font-weight="bold" style:font-weight-asian="bold" style:font-weight-complex="bold" fo:hyphenate="false"/>
    </style:style>
    <style:style style:name="P7" style:family="paragraph">
      <loext:graphic-properties draw:fill="none" draw:fill-color="#ffffff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9pt" fo:text-shadow="none" fo:font-weight="normal" style:font-size-asian="9pt" style:font-weight-asian="normal" style:font-size-complex="9pt" style:font-weight-complex="normal" fo:hyphenate="false"/>
    </style:style>
    <style:style style:name="P8" style:family="paragraph">
      <loext:graphic-properties draw:fill-color="#00864b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text-shadow="1pt 1pt" fo:font-weight="bold" style:font-weight-asian="bold" style:font-weight-complex="bold" fo:hyphenate="false"/>
    </style:style>
    <style:style style:name="P9" style:family="paragraph">
      <loext:graphic-properties draw:opacity="0%"/>
    </style:style>
    <style:style style:name="P10" style:family="paragraph">
      <loext:graphic-properties draw:fill="none" draw:fill-color="#ffffff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Amiri" fo:font-size="9pt" fo:text-shadow="none" fo:font-weight="normal" style:font-size-asian="9pt" style:font-weight-asian="normal" style:font-size-complex="9pt" style:font-weight-complex="normal" fo:hyphenate="false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808080" style:font-name="Arial Narrow" fo:font-size="9pt" fo:text-shadow="none" fo:font-weight="normal" style:font-size-asian="9pt" style:font-weight-asian="normal" style:font-size-complex="9pt" style:font-weight-complex="normal" fo:hyphenate="false"/>
    </style:style>
    <style:style style:name="P13" style:family="paragraph">
      <style:paragraph-properties fo:margin-left="0.101cm" fo:margin-right="0cm" fo:margin-top="0cm" fo:margin-bottom="0cm" fo:line-height="100%" fo:text-align="justify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loext:graphic-properties draw:fill="none" draw:fill-color="#ffffff"/>
      <style:paragraph-properties fo:margin-left="0.101cm" fo:margin-right="0cm" fo:margin-top="0cm" fo:margin-bottom="0cm" fo:line-height="100%" fo:text-align="justify" fo:text-indent="0cm" style:text-autospace="ideograph-alpha" style:punctuation-wrap="simple" style:line-break="strict" style:writing-mode="lr-tb">
        <style:tab-stops/>
      </style:paragraph-properties>
      <style:text-properties fo:color="#333333" style:font-name="Arial Narrow" fo:font-size="9pt" fo:text-shadow="none" fo:font-weight="normal" style:font-size-asian="9pt" style:font-weight-asian="normal" style:font-size-complex="9pt" style:font-weight-complex="normal" fo:hyphenate="false"/>
    </style:style>
    <style:style style:name="P15" style:family="paragraph">
      <loext:graphic-properties draw:fill-color="#bee3d3"/>
      <style:paragraph-properties fo:text-align="center"/>
    </style:style>
    <style:style style:name="P16" style:family="paragraph">
      <loext:graphic-properties draw:opacity="1%"/>
    </style:style>
    <style:style style:name="T1" style:family="text">
      <style:text-properties officeooo:rsid="001ce9b8"/>
    </style:style>
    <style:style style:name="T2" style:family="text">
      <style:text-properties officeooo:rsid="0007ba42"/>
    </style:style>
    <style:style style:name="T3" style:family="text">
      <style:text-properties style:font-name="Calibri" fo:font-size="8pt" style:font-size-asian="8pt" style:font-size-complex="8pt"/>
    </style:style>
    <style:style style:name="T4" style:family="text">
      <style:text-properties style:font-name="Liberation Sans" fo:font-size="8pt" style:font-size-asian="8pt" style:font-size-complex="8pt"/>
    </style:style>
    <style:style style:name="T5" style:family="text">
      <style:text-properties style:font-name="Lucida Sans" fo:text-shadow="1pt 1pt" fo:font-weight="bold" style:font-weight-asian="bold" style:font-weight-complex="bold"/>
    </style:style>
    <style:style style:name="T6" style:family="text">
      <style:text-properties style:font-name="Lucida Sans" fo:font-size="9pt" fo:text-shadow="none" fo:font-weight="normal" style:font-size-asian="9pt" style:font-weight-asian="normal" style:font-size-complex="9pt" style:font-weight-complex="normal"/>
    </style:style>
    <style:style style:name="T7" style:family="text">
      <style:text-properties fo:color="#dddddd" style:font-name="Lucida Sans" fo:font-size="9pt" fo:text-shadow="1pt 1pt" fo:font-weight="normal" style:font-size-asian="9pt" style:font-weight-asian="normal" style:font-size-complex="9pt" style:font-weight-complex="normal"/>
    </style:style>
    <style:style style:name="T8" style:family="text">
      <style:text-properties fo:color="#faa61a" style:font-name="Lucida Sans" fo:font-size="9pt" fo:text-shadow="1pt 1pt" fo:font-weight="normal" style:font-size-asian="9pt" style:font-weight-asian="normal" style:font-size-complex="9pt" style:font-weight-complex="normal"/>
    </style:style>
    <style:style style:name="T9" style:family="text">
      <style:text-properties fo:color="#a3238e" style:font-name="Lucida Sans" fo:font-size="9pt" fo:text-shadow="1pt 1pt" fo:font-weight="normal" style:font-size-asian="9pt" style:font-weight-asian="normal" style:font-size-complex="9pt" style:font-weight-complex="normal"/>
    </style:style>
    <style:style style:name="T10" style:family="text">
      <style:text-properties fo:color="#fff9ae" style:font-name="Lucida Sans" fo:font-size="9pt" fo:text-shadow="1pt 1pt" fo:font-weight="normal" style:font-size-asian="9pt" style:font-weight-asian="normal" style:font-size-complex="9pt" style:font-weight-complex="normal"/>
    </style:style>
    <style:style style:name="T11" style:family="text">
      <style:text-properties style:font-name="Lucida Sans" fo:font-size="9pt" fo:text-shadow="1pt 1pt" fo:font-weight="normal" style:font-size-asian="9pt" style:font-weight-asian="normal" style:font-size-complex="9pt" style:font-weight-complex="normal"/>
    </style:style>
    <style:style style:name="T12" style:family="text">
      <style:text-properties style:font-name="Amiri" fo:font-size="9pt" fo:text-shadow="none" fo:font-weight="normal" style:font-size-asian="9pt" style:font-weight-asian="normal" style:font-size-complex="9pt" style:font-weight-complex="normal"/>
    </style:style>
    <style:style style:name="T13" style:family="text">
      <style:text-properties fo:color="#808080" style:font-name="Arial Narrow" fo:font-size="9pt" fo:text-shadow="none" fo:font-weight="normal" style:font-size-asian="9pt" style:font-weight-asian="normal" style:font-size-complex="9pt" style:font-weight-complex="normal"/>
    </style:style>
    <style:style style:name="T14" style:family="text">
      <style:text-properties fo:color="#808080" style:font-name="Arial Narrow" fo:font-size="9pt" fo:font-style="normal" fo:text-shadow="1pt 1pt" fo:font-weight="normal" style:font-size-asian="9pt" style:font-style-asian="normal" style:font-weight-asian="normal" style:font-size-complex="9pt" style:font-style-complex="normal" style:font-weight-complex="normal"/>
    </style:style>
    <style:style style:name="T15" style:family="text">
      <style:text-properties fo:color="#faa61a" style:font-name="Arial Narrow" fo:font-size="9pt" fo:text-shadow="none" fo:font-weight="normal" style:font-size-asian="9pt" style:font-weight-asian="normal" style:font-size-complex="9pt" style:font-weight-complex="normal"/>
    </style:style>
    <style:style style:name="T16" style:family="text">
      <style:text-properties fo:color="#faa61a" style:font-name="Arial Narrow" fo:font-size="9pt" fo:text-shadow="1pt 1pt" fo:font-weight="normal" style:font-size-asian="9pt" style:font-weight-asian="normal" style:font-size-complex="9pt" style:font-weight-complex="normal"/>
    </style:style>
    <style:style style:name="T17" style:family="text">
      <style:text-properties fo:color="#a3238e" style:font-name="Arial Narrow" fo:font-size="9pt" fo:text-shadow="none" fo:font-weight="normal" style:font-size-asian="9pt" style:font-weight-asian="normal" style:font-size-complex="9pt" style:font-weight-complex="normal"/>
    </style:style>
    <style:style style:name="T18" style:family="text">
      <style:text-properties fo:color="#a3238e" style:font-name="Arial Narrow" fo:font-size="9pt" fo:text-shadow="1pt 1pt" fo:font-weight="normal" style:font-size-asian="9pt" style:font-weight-asian="normal" style:font-size-complex="9pt" style:font-weight-complex="normal"/>
    </style:style>
    <style:style style:name="T19" style:family="text">
      <style:text-properties fo:color="#333333" style:font-name="Arial Narrow" fo:font-size="9pt" fo:text-shadow="none" fo:font-weight="normal" style:font-size-asian="9pt" style:font-weight-asian="normal" style:font-size-complex="9pt" style:font-weight-complex="normal"/>
    </style:style>
    <style:style style:name="T20" style:family="text">
      <style:text-properties fo:color="#333333" style:font-name="Arial Narrow" fo:font-size="9pt" fo:text-shadow="none" fo:font-weight="bold" style:font-size-asian="9pt" style:font-weight-asian="bold" style:font-size-complex="9pt" style:font-weight-complex="bold"/>
    </style:style>
    <style:style style:name="T21" style:family="text">
      <style:text-properties fo:color="#333333" style:text-position="super 58%" style:font-name="Arial Narrow" fo:font-size="9pt" fo:text-shadow="none" fo:font-weight="normal" style:font-size-asian="9pt" style:font-weight-asian="normal" style:font-size-complex="9pt" style:font-weight-complex="normal"/>
    </style:style>
    <style:style style:name="T22" style:family="text">
      <style:text-properties style:font-name="Lucida Sans" fo:font-size="8pt" fo:text-shadow="1pt 1pt" fo:font-weight="normal" style:font-size-asian="8pt" style:font-weight-asian="normal" style:font-size-complex="8pt" style:font-weight-complex="normal"/>
    </style:style>
    <style:style style:name="T23" style:family="text">
      <style:text-properties style:font-name="Lucida Sans" fo:font-size="8pt" fo:text-shadow="none" fo:font-weight="normal" style:font-size-asian="8pt" style:font-weight-asian="normal" style:font-size-complex="8pt" style:font-weight-complex="normal"/>
    </style:style>
    <style:style style:name="T24" style:family="text">
      <style:text-properties fo:color="#333333" style:font-name="Arial Narrow" fo:font-size="9pt" fo:font-style="italic" fo:text-shadow="none" fo:font-weight="normal" style:font-size-asian="9pt" style:font-style-asian="italic" style:font-weight-asian="normal" style:font-size-complex="9pt" style:font-style-complex="italic" style:font-weight-complex="normal"/>
    </style:style>
    <style:style style:name="gr1" style:family="graphic">
      <style:graphic-properties draw:textarea-horizontal-align="justify" draw:textarea-vertical-align="top" draw:auto-grow-height="false" fo:min-height="5.646cm" fo:min-width="8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5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2b511a" draw:fill-color="#00864b" draw:textarea-horizontal-align="justify" draw:textarea-vertical-align="top" draw:auto-grow-height="false" fo:min-height="15.164cm" fo:min-width="9.0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5.6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opacity="0%" draw:textarea-horizontal-align="justify" draw:textarea-vertical-align="middle" draw:auto-grow-height="false" fo:min-height="2.316cm" fo:min-width="17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8cm" svg:stroke-color="#009353" draw:marker-start="Circle" draw:marker-start-width="0.395cm" draw:marker-end="Arrow" draw:marker-end-width="0.395cm" draw:textarea-horizontal-align="center" draw:textarea-vertical-align="middle" fo:padding-top="0.014cm" fo:padding-bottom="0.014cm" fo:padding-left="0.014cm" fo:padding-right="0.014cm" draw:shadow="visible" draw:shadow-offset-x="0.03cm" draw:shadow-offset-y="0.03cm" draw:shadow-color="#b2b2b2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28cm" svg:stroke-color="#009353" draw:marker-start="" draw:marker-start-width="0.395cm" draw:marker-end="" draw:marker-end-width="0.395cm" draw:textarea-horizontal-align="center" draw:textarea-vertical-align="middle" fo:padding-top="0.014cm" fo:padding-bottom="0.014cm" fo:padding-left="0.014cm" fo:padding-right="0.014cm" draw:shadow="visible" draw:shadow-offset-x="0.03cm" draw:shadow-offset-y="0.03cm" draw:shadow-color="#b2b2b2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opacity="0%" draw:textarea-horizontal-align="justify" draw:textarea-vertical-align="middle" draw:auto-grow-height="false" fo:min-height="3.692cm" fo:min-width="8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3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4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72bf44" draw:marker-end="Arrow" draw:fill-color="#bee3d3" draw:textarea-horizontal-align="center" draw:textarea-vertical-align="middle" draw:shadow="visible" draw:shadow-offset-x="0.049cm" draw:shadow-offset-y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72bf44" draw:opacity="0%" draw:textarea-horizontal-align="justify" draw:textarea-vertical-align="middle" draw:auto-grow-height="false" fo:min-height="1.302cm" fo:min-width="8.5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8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8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28cm" svg:stroke-color="#00a65d" draw:marker-start-width="0.395cm" draw:marker-end-width="0.395cm" draw:opacity="1%" draw:textarea-horizontal-align="justify" draw:textarea-vertical-align="middle" draw:auto-grow-height="false" fo:min-height="4.161cm" fo:min-width="17.284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28cm" svg:stroke-color="#00a65d" draw:marker-start-width="0.395cm" draw:marker-end-width="0.395cm" draw:opacity="1%" draw:textarea-horizontal-align="justify" draw:textarea-vertical-align="middle" draw:auto-grow-height="false" fo:min-height="2.558cm" fo:min-width="17.32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</text:span>0<text:span text:style-name="T2">4</text:span>E0<text:span text:style-name="T2">4</text:span> – <text:span text:style-name="T2">Atelier oBlog / classe Templator</text:span></text:p>
      <text:p text:style-name="P3">Repos → <text:span text:style-name="T4">https://github.com/MartyRizey/S04-E04_atelier-oBlog_Rev-Templator/tree/694cabab9f5e83d8d613ac0e71c09f498cd0040f</text:span></text:p>
      <text:p text:style-name="P4"/>
      <text:p text:style-name="P2"><draw:custom-shape text:anchor-type="paragraph" draw:z-index="0" draw:name="Forme1" draw:style-name="gr1" draw:text-style-name="P6" svg:width="8.512cm" svg:height="6.395cm" svg:x="-0.646cm" svg:y="0.205cm"><text:p text:style-name="P5"><text:span text:style-name="T5">index.php</text:span></text:p><text:p text:style-name="P5"><text:span text:style-name="T5"/></text:p><text:p text:style-name="P5"><text:span text:style-name="T5"/></text:p><text:p text:style-name="P5"><text:span text:style-name="T5"/></text:p><text:p text:style-name="P5"><text:span text:style-name="T5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frame text:anchor-type="paragraph" draw:z-index="1" draw:name="Forme2" draw:style-name="gr2" draw:text-style-name="P7" svg:width="8.332cm" svg:height="5.238cm" svg:x="-0.646cm" svg:y="0.977cm"><draw:text-box><text:p text:style-name="P5"><text:span text:style-name="T6">require __DIR__.'/vendor/autoload.php';</text:span></text:p><text:p text:style-name="P5"><text:span text:style-name="T6"/></text:p><text:p text:style-name="P5"><text:span text:style-name="T6">require __DIR__.'/inc/classes/Article.php';</text:span></text:p><text:p text:style-name="P5"><text:span text:style-name="T6">require __DIR__.'/inc/classes/Templator.php';</text:span></text:p><text:p text:style-name="P5"><text:span text:style-name="T6"/></text:p><text:p text:style-name="P5"><text:span text:style-name="T6">require __DIR__.'/inc/data.php';</text:span></text:p><text:p text:style-name="P5"><text:span text:style-name="T6"/></text:p><text:p text:style-name="P5"><text:span text:style-name="T6">$oTemplator = </text:span><text:span text:style-name="T7">new</text:span><text:span text:style-name="T6"> </text:span><text:span text:style-name="T8">Templator(</text:span><text:span text:style-name="T9">__DIR__.'/inc/views'</text:span><text:span text:style-name="T8">)</text:span><text:span text:style-name="T6">;</text:span></text:p><text:p text:style-name="P5"><text:span text:style-name="T6"/></text:p><text:p text:style-name="P5"><text:span text:style-name="T6">$oTemplator-&gt;</text:span><text:span text:style-name="T10">setVar(</text:span><text:span text:style-name="T6">'articles', $articlesList</text:span><text:span text:style-name="T10">)</text:span><text:span text:style-name="T6">;</text:span></text:p><text:p text:style-name="P5"><text:span text:style-name="T6">$oTemplator-&gt;</text:span><text:span text:style-name="T10">setVar(</text:span><text:span text:style-name="T6">'categories', $categoriesList</text:span><text:span text:style-name="T10">)</text:span><text:span text:style-name="T6">;</text:span></text:p><text:p text:style-name="P5"><text:span text:style-name="T6">$oTemplator-&gt;</text:span><text:span text:style-name="T10">setVar(</text:span><text:span text:style-name="T6">'authors', $authorsList</text:span><text:span text:style-name="T10">)</text:span><text:span text:style-name="T6">;</text:span></text:p><text:p text:style-name="P5"><text:span text:style-name="T6"/></text:p><text:p text:style-name="P5"><text:span text:style-name="T6">$oTemplator-&gt;</text:span><text:span text:style-name="T10">display(</text:span><text:span text:style-name="T6">'home'</text:span><text:span text:style-name="T10">)</text:span><text:span text:style-name="T6">;</text:span></text:p></draw:text-box></draw:frame><draw:custom-shape text:anchor-type="paragraph" draw:z-index="2" draw:name="Forme1" draw:style-name="gr3" draw:text-style-name="P8" svg:width="9.071cm" svg:height="17.178cm" svg:x="7.895cm" svg:y="7.387cm"><text:p text:style-name="P5"><text:span text:style-name="T5">inc/classes/Templator.php</text:span></text:p><text:p text:style-name="P5"><text:span text:style-name="T5"/></text:p><text:p text:style-name="P5"><text:span text:style-name="T5"/></text:p><text:p text:style-name="P5"><text:span text:style-name="T5"/></text:p><text:p text:style-name="P5"><text:span text:style-name="T5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frame text:anchor-type="paragraph" draw:z-index="3" draw:name="Forme2" draw:style-name="gr4" draw:text-style-name="P7" svg:width="7.838cm" svg:height="5.612cm" svg:x="8.153cm" svg:y="8.386cm"><draw:text-box><text:p text:style-name="P5"><text:span text:style-name="T6">class </text:span><text:span text:style-name="T8">Templator</text:span></text:p><text:p text:style-name="P5"><text:span text:style-name="T6">{</text:span></text:p><text:p text:style-name="P5"><text:span text:style-name="T6"><text:s text:c="6"/></text:span><text:span text:style-name="T6">public</text:span><text:span text:style-name="T11"> $path</text:span><text:span text:style-name="T6">;</text:span></text:p><text:p text:style-name="P5"><text:span text:style-name="T6"><text:s text:c="6"/></text:span><text:span text:style-name="T6">Public </text:span><text:span text:style-name="T11">$varList</text:span><text:span text:style-name="T6"> ;</text:span></text:p><text:p text:style-name="P5"><text:span text:style-name="T6"/></text:p><text:p text:style-name="P5"><text:span text:style-name="T6"><text:s text:c="6"/></text:span><text:span text:style-name="T6">public function </text:span><text:span text:style-name="T7">__construct(</text:span><text:span text:style-name="T9">$path_directory</text:span><text:span text:style-name="T7">)</text:span></text:p><text:p text:style-name="P5"><text:span text:style-name="T6"><text:s text:c="6"/></text:span><text:span text:style-name="T6">{</text:span></text:p><text:p text:style-name="P5"><text:span text:style-name="T6"><text:s text:c="12"/></text:span><text:span text:style-name="T11">$this</text:span><text:span text:style-name="T6">-&gt;path = $path_directory;</text:span></text:p><text:p text:style-name="P5"><text:span text:style-name="T6"><text:s text:c="6"/></text:span><text:span text:style-name="T6">}</text:span></text:p><text:p text:style-name="P5"><text:span text:style-name="T6"/></text:p><text:p text:style-name="P5"><text:span text:style-name="T6"><text:s text:c="6"/></text:span><text:span text:style-name="T6">Public function </text:span><text:span text:style-name="T10">setVar(</text:span><text:span text:style-name="T11">$key_name</text:span><text:span text:style-name="T6">, </text:span><text:span text:style-name="T11">$value</text:span><text:span text:style-name="T10">)</text:span></text:p><text:p text:style-name="P5"><text:span text:style-name="T6"><text:s text:c="6"/></text:span><text:span text:style-name="T6">{</text:span></text:p><text:p text:style-name="P5"><text:span text:style-name="T6"><text:tab/></text:span><text:span text:style-name="T6">$this→varList[$key_name] = $value;</text:span></text:p><text:p text:style-name="P5"><text:span text:style-name="T6"><text:s text:c="6"/></text:span><text:span text:style-name="T6">}</text:span></text:p><text:p text:style-name="P5"><text:span text:style-name="T6"/></text:p></draw:text-box></draw:frame><draw:custom-shape text:anchor-type="paragraph" draw:z-index="4" draw:name="Forme3" draw:style-name="gr5" draw:text-style-name="P9" svg:width="17.479cm" svg:height="2.317cm" svg:x="-0.566cm" svg:y="0.977cm"><text:p/><draw:enhanced-geometry svg:viewBox="0 0 21600 21600" draw:type="rectangle" draw:enhanced-path="M 0 0 L 21600 0 21600 21600 0 21600 0 0 Z N"/></draw:custom-shape><draw:frame text:anchor-type="paragraph" draw:z-index="5" draw:name="Forme2" draw:style-name="gr6" draw:text-style-name="P10" svg:width="7.838cm" svg:height="2.029cm" svg:x="8.348cm" svg:y="1.083cm"><draw:text-box><text:p text:style-name="P5"><text:span text:style-name="T12">Inclusion des fichier nécessaires à l’exécution de index.php</text:span></text:p></draw:text-box></draw:frame><draw:line text:anchor-type="paragraph" draw:z-index="6" draw:name="Forme4" draw:style-name="gr7" draw:text-style-name="P11" svg:x1="8.349cm" svg:y1="2.249cm" svg:x2="6.479cm" svg:y2="2.249cm"><text:p/></draw:line><draw:line text:anchor-type="paragraph" draw:z-index="7" draw:name="Forme4" draw:style-name="gr8" draw:text-style-name="P11" svg:x1="8.142cm" svg:y1="2.402cm" svg:x2="8.142cm" svg:y2="7.387cm"><text:p/></draw:line><draw:custom-shape text:anchor-type="paragraph" draw:z-index="8" draw:name="Forme3" draw:style-name="gr9" draw:text-style-name="P9" svg:width="8.557cm" svg:height="3.693cm" svg:x="8.34cm" svg:y="3.411cm"><text:p/><draw:enhanced-geometry svg:viewBox="0 0 21600 21600" draw:type="rectangle" draw:enhanced-path="M 0 0 L 21600 0 21600 21600 0 21600 0 0 Z N"/></draw:custom-shape><draw:frame text:anchor-type="paragraph" draw:z-index="9" draw:name="Forme2" draw:style-name="gr10" draw:text-style-name="P12" svg:width="8.291cm" svg:height="3.449cm" svg:x="8.424cm" svg:y="3.533cm"><draw:text-box><text:p text:style-name="P5"><text:span text:style-name="T13">Quand on instancie un nouvel objet d’une classe, on utilise le mot-clé </text:span><text:span text:style-name="T14">new</text:span><text:span text:style-name="T13">, autoatiquement PHP créra un constructeur qui prendra la forme d’une méthode magique </text:span><text:span text:style-name="T14">__construct()</text:span><text:span text:style-name="T13">.</text:span></text:p><text:p text:style-name="P5"><text:span text:style-name="T13"/></text:p><text:p text:style-name="P5"><text:span text:style-name="T15">On utilise la classe </text:span><text:span text:style-name="T16">Templator</text:span><text:span text:style-name="T15"> pour créer un nouvel objet,</text:span></text:p><text:p text:style-name="P5"><text:span text:style-name="T15"/></text:p><text:p text:style-name="P5"><text:span text:style-name="T17">On passe en argument de l’appel de la classe un paramètre dont la valeur sera récupérée par le paramètre dans la méthode </text:span><text:span text:style-name="T18">__construct()</text:span><text:span text:style-name="T17">.</text:span></text:p><text:p text:style-name="P5"><text:span text:style-name="T17">Ici on récupére un chemin.</text:span></text:p></draw:text-box></draw:frame><draw:frame text:anchor-type="paragraph" draw:z-index="10" draw:name="Forme2" draw:style-name="gr11" draw:text-style-name="P14" svg:width="8.095cm" svg:height="4.917cm" svg:x="-0.723cm" svg:y="9.14cm"><draw:text-box><text:p text:style-name="P13"><text:span text:style-name="T19">Les valeurs des arguments seront récupérées dans les paramètres de la méthode setVar(). </text:span></text:p><text:p text:style-name="P13"><text:span text:style-name="T19"/></text:p><text:p text:style-name="P13"><text:span text:style-name="T19">La méthode </text:span><text:span text:style-name="T20">setVar($key_name, $value)</text:span><text:span text:style-name="T19"> va permettre de stocker dans mon objet sous forme d’un tableau associatif le 1</text:span><text:span text:style-name="T21">er</text:span><text:span text:style-name="T19"> paramètre passé en argument de l’appel dans le fichier index.php, de setVar() qui correspondra à une clé et le 2iè paramètre qui correspondra à la valeur de la clé.</text:span></text:p><text:p text:style-name="P13"><text:span text:style-name="T19"/></text:p><text:p text:style-name="P13"><text:span text:style-name="T19">Les valeurs des argument récupérées dans les paramètres de la méthode, sont stockées dans le tableau </text:span><text:span text:style-name="T20">$varList</text:span><text:span text:style-name="T19"> à une certaine clé et une certaine valeur. Les valeurs sont rendues accessible dans la classe par le biai d’une propriété public qui les rend persistante.</text:span></text:p></draw:text-box></draw:frame><draw:line text:anchor-type="paragraph" draw:z-index="12" draw:name="Forme5" draw:style-name="gr12" draw:text-style-name="P15" svg:x1="7.537cm" svg:y1="11.352cm" svg:x2="8.777cm" svg:y2="12.213cm"><text:p/></draw:line><draw:line text:anchor-type="paragraph" draw:z-index="14" draw:name="Forme5" draw:style-name="gr12" draw:text-style-name="P15" svg:x1="7.445cm" svg:y1="12.547cm" svg:x2="9.322cm" svg:y2="13.15cm"><text:p/></draw:line><draw:custom-shape text:anchor-type="paragraph" draw:z-index="13" draw:name="Forme3" draw:style-name="gr13" draw:text-style-name="P9" svg:width="8.529cm" svg:height="1.303cm" svg:x="-0.945cm" svg:y="4.274cm"><text:p/><draw:enhanced-geometry svg:viewBox="0 0 21600 21600" draw:type="rectangle" draw:enhanced-path="M 0 0 L 21600 0 21600 21600 0 21600 0 0 Z N"/></draw:custom-shape><draw:line text:anchor-type="paragraph" draw:z-index="11" draw:name="Forme5" draw:style-name="gr12" draw:text-style-name="P15" svg:x1="-0.854cm" svg:y1="5.576cm" svg:x2="-0.521cm" svg:y2="9.024cm"><text:p/></draw:line><draw:frame text:anchor-type="paragraph" draw:z-index="15" draw:name="Forme2" draw:style-name="gr14" draw:text-style-name="P7" svg:width="8.534cm" svg:height="8.014cm" svg:x="8.227cm" svg:y="14.101cm"><draw:text-box><text:p text:style-name="P5"><text:span text:style-name="T6"><text:s text:c="5"/></text:span><text:span text:style-name="T6">Public function </text:span><text:span text:style-name="T10">getVar(</text:span><text:span text:style-name="T11">$key_name</text:span><text:span text:style-name="T10">)</text:span></text:p><text:p text:style-name="P5"><text:span text:style-name="T6"><text:s text:c="5"/></text:span><text:span text:style-name="T6">{</text:span></text:p><text:p text:style-name="P5"><text:span text:style-name="T6"><text:s text:c="12"/></text:span><text:span text:style-name="T6">If (isset($this→varList[$key_name])) {</text:span></text:p><text:p text:style-name="P5"><text:span text:style-name="T6"><text:tab/></text:span></text:p><text:p text:style-name="P5"><text:span text:style-name="T6"><text:tab/></text:span><text:span text:style-name="T6"> <text:s text:c="5"/></text:span><text:span text:style-name="T6">return $this→varList[$key_name] ;</text:span></text:p><text:p text:style-name="P5"><text:span text:style-name="T6"/></text:p><text:p text:style-name="P5"><text:span text:style-name="T6"><text:tab/></text:span><text:span text:style-name="T6">} else {</text:span></text:p><text:p text:style-name="P5"><text:span text:style-name="T6"><text:tab/></text:span></text:p><text:p text:style-name="P5"><text:span text:style-name="T6"><text:tab/></text:span><text:span text:style-name="T6"> <text:s text:c="5"/></text:span><text:span text:style-name="T6">return ‘ ’ ;</text:span></text:p><text:p text:style-name="P5"><text:span text:style-name="T6"><text:tab/></text:span><text:span text:style-name="T6">}</text:span></text:p><text:p text:style-name="P5"><text:span text:style-name="T6"><text:s text:c="5"/></text:span><text:span text:style-name="T6">}</text:span></text:p><text:p text:style-name="P5"><text:span text:style-name="T6"/></text:p><text:p text:style-name="P5"><text:span text:style-name="T6"><text:s text:c="5"/></text:span><text:span text:style-name="T6">Public function </text:span><text:span text:style-name="T10">display(</text:span><text:span text:style-name="T11">$tpl_name</text:span><text:span text:style-name="T10">)</text:span></text:p><text:p text:style-name="P5"><text:span text:style-name="T6"><text:s text:c="5"/></text:span><text:span text:style-name="T6">{</text:span></text:p><text:p text:style-name="P5"><text:span text:style-name="T6"><text:tab/></text:span><text:span text:style-name="T22">require</text:span><text:span text:style-name="T23"> $this→path . ‘/’ . $tpl_name . ‘.tpl.php’ ;</text:span></text:p><text:p text:style-name="P5"><text:span text:style-name="T6"><text:s text:c="5"/></text:span><text:span text:style-name="T6">}</text:span></text:p><text:p text:style-name="P5"><text:span text:style-name="T6">}</text:span></text:p></draw:text-box></draw:frame><draw:frame text:anchor-type="paragraph" draw:z-index="16" draw:name="Forme2" draw:style-name="gr15" draw:text-style-name="P14" svg:width="8.095cm" svg:height="8.229cm" svg:x="-0.797cm" svg:y="14.296cm"><draw:text-box><text:p text:style-name="P13"><text:span text:style-name="T19">Dans le fichier </text:span><text:span text:style-name="T20">home.tpl.php</text:span><text:span text:style-name="T19">, ligne 10 dans la boucle un appel à la méthode </text:span><text:span text:style-name="T20">getVar(‘articles’)</text:span><text:span text:style-name="T19"> est fait. Cet appel prend un argument dont la valeur doit être transmise à la métode dans son paramètre.</text:span></text:p><text:p text:style-name="P13"><text:span text:style-name="T19">Cela permet de tester si la valeur ‘</text:span><text:span text:style-name="T24">articles</text:span><text:span text:style-name="T19">’ existe bien à la clé du tableau </text:span><text:span text:style-name="T20">$varList</text:span><text:span text:style-name="T19">. Si oui, alors on affiche sa valeur.</text:span></text:p><text:p text:style-name="P13"><text:span text:style-name="T19"/></text:p><text:p text:style-name="P13"><text:span text:style-name="T19"/></text:p><text:p text:style-name="P13"><text:span text:style-name="T19"/></text:p><text:p text:style-name="P13"><text:span text:style-name="T19"/></text:p><text:p text:style-name="P13"><text:span text:style-name="T19"/></text:p><text:p text:style-name="P13"><text:span text:style-name="T19"/></text:p><text:p text:style-name="P13"><text:span text:style-name="T19"/></text:p><text:p text:style-name="P13"><text:span text:style-name="T19">Dans l’</text:span><text:span text:style-name="T20">index.php</text:span><text:span text:style-name="T19"> l’objet oTemplator appel la méthode </text:span><text:span text:style-name="T20">display(‘home’)</text:span><text:span text:style-name="T19"> avec l’argument ‘</text:span><text:span text:style-name="T24">home</text:span><text:span text:style-name="T19">’. On récupère la valeur c’est à dire la chaîne de caractères dans le paramètre de la méthode, puis </text:span></text:p><text:p text:style-name="P13"><text:span text:style-name="T19">On utilise la propriété </text:span><text:span text:style-name="T20">$path</text:span><text:span text:style-name="T19"> de l’objet qui contient le chemin jusqu’au dossiers </text:span><text:span text:style-name="T24">views</text:span><text:span text:style-name="T19"> et on concatène avec la valeur transmise et une autre chaîne de caractères qui correspond aux suffixes du fichier </text:span><text:span text:style-name="T24">home</text:span><text:span text:style-name="T19">.</text:span></text:p></draw:text-box></draw:frame><draw:custom-shape text:anchor-type="paragraph" draw:z-index="17" draw:name="Forme6" draw:style-name="gr16" draw:text-style-name="P16" svg:width="17.313cm" svg:height="4.19cm" svg:x="-0.93cm" svg:y="14.056cm"><text:p/><draw:enhanced-geometry svg:viewBox="0 0 21600 21600" draw:type="rectangle" draw:enhanced-path="M 0 0 L 21600 0 21600 21600 0 21600 0 0 Z N"/></draw:custom-shape><draw:custom-shape text:anchor-type="paragraph" draw:z-index="18" draw:name="Forme6" draw:style-name="gr17" draw:text-style-name="P16" svg:width="17.357cm" svg:height="2.587cm" svg:x="-0.944cm" svg:y="18.456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ucida Sans Typewriter" svg:font-family="'Lucida Sans Typewriter'" style:font-family-generic="modern" style:font-pitch="fixed"/>
    <style:font-face style:name="Amiri" svg:font-family="Amiri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0:31:32.473000000</meta:creation-date>
    <dc:date>2018-11-02T08:46:37.504095219</dc:date>
    <meta:editing-duration>PT2H22M</meta:editing-duration>
    <meta:editing-cycles>33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9" meta:character-count="160" meta:non-whitespace-character-count="152"/>
  </office:meta>
</office:document-meta>
</file>